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d4af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d4af0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5d4af0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26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27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60d1d5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60d1d5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2pt" fo:font-weight="normal" officeooo:rsid="0060d1d5" officeooo:paragraph-rsid="0060d1d5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fo:font-weight="bold" officeooo:rsid="005d4af0" style:font-weight-asian="bold" style:font-weight-complex="bold"/>
    </style:style>
    <style:style style:name="T60" style:family="text">
      <style:text-properties fo:font-weight="bold" officeooo:rsid="0060d1d5" style:font-weight-asian="bold" style:font-weight-complex="bold"/>
    </style:style>
    <style:style style:name="T61" style:family="text">
      <style:text-properties officeooo:rsid="0057932f"/>
    </style:style>
    <style:style style:name="T62" style:family="text">
      <style:text-properties officeooo:rsid="005ac1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60"/>
      <text:p text:style-name="P160"/>
      <text:p text:style-name="P160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60"/>
      <text:p text:style-name="P160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60"/>
      <text:p text:style-name="P160"/>
      <text:p text:style-name="P160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60"/>
      <text:p text:style-name="P160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61"/>
      <text:p text:style-name="P171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62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63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63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64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72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65"/>
      <text:p text:style-name="P165"/>
      <text:p text:style-name="P165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65"/>
      <text:p text:style-name="P165"/>
      <text:p text:style-name="P165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66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67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68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69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70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73"/>
      <text:p text:style-name="P173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74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75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76"/>
      <text:p text:style-name="P176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77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77"/>
      <text:p text:style-name="P177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78"/>
      <text:p text:style-name="P178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79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20"/>
      <text:p text:style-name="P179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80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81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82"/>
      <text:p text:style-name="P182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82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83"/>
      <text:p text:style-name="P183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84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84"/>
      <text:p text:style-name="P184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84">D<text:span text:style-name="T12">imecres<text:tab/>22/11/23</text:span><text:span text:style-name="T24"> </text:span></text:p>
      <text:p text:style-name="P212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84"/>
      <text:p text:style-name="P184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85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21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86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13">01, 04 i 05/12/23</text:p>
      <text:p text:style-name="P78">Període d'exàmens.</text:p>
      <text:p text:style-name="P57"/>
      <text:p text:style-name="P187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88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89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90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91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92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93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94"/>
      <text:p text:style-name="P194">************************************ <text:s text:c="2"/><text:span text:style-name="T34">2024 <text:s text:c="2"/></text:span>************************************</text:p>
      <text:p text:style-name="P194"/>
      <text:p text:style-name="P194"/>
      <text:p text:style-name="P194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95"/>
      <text:p text:style-name="P222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96"/>
      <text:p text:style-name="P196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97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198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199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200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201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202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202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203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204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205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205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205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06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23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07"/>
      <text:p text:style-name="P207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08"/>
      <text:p text:style-name="P208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09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10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10"/>
      <text:p text:style-name="P210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10"/>
      <text:p text:style-name="P211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14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15">Di<text:span text:style-name="T48">marts</text:span><text:tab/><text:span text:style-name="T48">20</text:span>/02/24</text:p>
      <text:p text:style-name="P136">Examen</text:p>
      <text:p text:style-name="P136"/>
      <text:p text:style-name="P215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16">Di<text:span text:style-name="T49">jous</text:span><text:tab/><text:span text:style-name="T48">22</text:span>/02/24</text:p>
      <text:p text:style-name="P137">Preparació examen motors.</text:p>
      <text:p text:style-name="P137"/>
      <text:p text:style-name="P217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3">1.9 Fatiga de materiales (comentem <text:a xlink:type="simple" xlink:href="https://www.elmundo.es/economia/2018/01/16/5a5de0e4e5fdeaad3c8b45e5.html">artícle Jaime Domínguez Abascal</text:a>)</text:p>
      <text:p text:style-name="P143">1.2.2.1 Esfuerzos de tracción, compresión, flexión y torsión</text:p>
      <text:p text:style-name="P143">Comentem exemple de càlcul de tensió</text:p>
      <text:p text:style-name="P143">Deures per entregar abans del 04/03/24: contestar les preguntes del apartat 1.9 Fatiga de materiales.</text:p>
      <text:p text:style-name="P224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3">Comentem Exercici 1.2.2.1-1Càlcul tensió</text:p>
      <text:p text:style-name="P143">Acabem de comentar 1.5 Tratamientos termoquímicos de los metales</text:p>
      <text:p text:style-name="P143">Comentem 1.6 Protección del acero</text:p>
      <text:p text:style-name="P149"/>
      <text:p text:style-name="P149">Veure video fatiga materials</text:p>
      <text:p text:style-name="P226"><text:a xlink:type="simple" xlink:href="https://youtu.be/ec50pX_0N4s?si=PMXcHEAsMXVJuHJx">https://youtu.be/ec50pX_0N4s?si=PMXcHEAsMXVJuHJx</text:a></text:p>
      <text:p text:style-name="P149">Veure video corrosio</text:p>
      <text:p text:style-name="P227">https://youtu.be/xow45w9YhM4?si=v2ncdJx6ND6NsMWa</text:p>
      <text:p text:style-name="P225">Di<text:span text:style-name="T52">lluns</text:span><text:tab/><text:span text:style-name="T52">11</text:span>/0<text:span text:style-name="T52">3</text:span>/24</text:p>
      <text:p text:style-name="P152"/>
      <text:p text:style-name="P152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50">Mirem <text:span text:style-name="T53">i comentem</text:span> <text:a xlink:type="simple" xlink:href="https://youtu.be/ec50pX_0N4s?si=PMXcHEAsMXVJuHJx">vídeo fatiga materials</text:a>.</text:p>
      <text:p text:style-name="P144"/>
      <text:p text:style-name="P152">Taller:</text:p>
      <text:p text:style-name="P145"><text:span text:style-name="T53">Comencem amb muntatge cub.</text:span><text:line-break/></text:p>
      <text:p text:style-name="P145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61">soldadura.</text:span></text:p>
      <text:p text:style-name="P151">Mirem <text:span text:style-name="T53">i comentem</text:span> <text:a xlink:type="simple" xlink:href="https://www.youtube.com/watch?si=rghID1cMpbf8B3Jp&amp;v=RpMTRhhhleI&amp;feature=youtu.be"><text:span text:style-name="T61">vídeo soldadura 1</text:span></text:a><text:span text:style-name="T61"> i </text:span><text:a xlink:type="simple" xlink:href="https://youtu.be/IWZ2ty5V6Ys?si=GB_v2VtsGGPNidoD"><text:span text:style-name="T61">vídeo soldadura 2</text:span></text:a>.</text:p>
      <text:p text:style-name="P153">Taller:</text:p>
      <text:p text:style-name="P145"><text:span text:style-name="T53">Continuem amb muntatge cub.</text:span><text:line-break/></text:p>
      <text:p text:style-name="P146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6">Examens recuperació.</text:p>
      <text:p text:style-name="P156"/>
      <text:p text:style-name="P147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7">Terminem de comentar <text:a xlink:type="simple" xlink:href="https://youtu.be/IWZ2ty5V6Ys?si=GB_v2VtsGGPNidoD"><text:span text:style-name="T61">vídeo soldadura 2</text:span></text:a><text:span text:style-name="T61">.</text:span></text:p>
      <text:p text:style-name="P157">Comentem <text:a xlink:type="simple" xlink:href="https://paulinoposada.github.io/web_mec/documents/soldadura/practica_cub.pdf">pràctica cub</text:a>.</text:p>
      <text:p text:style-name="P219"/>
      <text:p text:style-name="P218">Di<text:span text:style-name="T52">lluns</text:span><text:tab/><text:span text:style-name="T52">18</text:span>/0<text:span text:style-name="T52">3</text:span>/24</text:p>
      <text:p text:style-name="P154"/>
      <text:p text:style-name="P154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58">Comentem document <text:a xlink:type="simple" xlink:href="https://paulinoposada.github.io/web_mec/documents/soldadura/practica_cub.pdf">practica_cub.pdf</text:a>.</text:p>
      <text:p text:style-name="P154"/>
      <text:p text:style-name="P158">Baixem al taller i continuem amb pràctica cub.</text:p>
      <text:p text:style-name="P158"/>
      <text:p text:style-name="P148"><text:span text:style-name="T54">Di</text:span><text:span text:style-name="T56">marts</text:span><text:span text:style-name="T54"><text:tab/></text:span><text:span text:style-name="T55">1</text:span><text:span text:style-name="T59">9</text:span><text:span text:style-name="T54">/0</text:span><text:span text:style-name="T55">3</text:span><text:span text:style-name="T54">/24</text:span></text:p>
      <text:p text:style-name="P142">Unitat <text:span text:style-name="T61">soldadura.</text:span></text:p>
      <text:p text:style-name="P159">Tasca informe pràctica cub: entregar imatges 3-1 a 4 abans del 22/03/24.</text:p>
      <text:p text:style-name="P159"><text:s/></text:p>
      <text:p text:style-name="P155">Taller:</text:p>
      <text:p text:style-name="P148"><text:span text:style-name="T53">Continuem amb muntatge cub.</text:span><text:line-break/></text:p>
      <text:p text:style-name="P229"><text:span text:style-name="T54">Di</text:span><text:span text:style-name="T56">m</text:span><text:span text:style-name="T60">ecres</text:span><text:span text:style-name="T54"><text:tab/></text:span><text:span text:style-name="T60">20</text:span><text:span text:style-name="T54">/0</text:span><text:span text:style-name="T55">3</text:span><text:span text:style-name="T54">/24</text:span></text:p>
      <text:p text:style-name="P231">Pràctica cub amb Grup 1.</text:p>
      <text:p text:style-name="P231"/>
      <text:p text:style-name="P229"><text:span text:style-name="T54">Di</text:span><text:span text:style-name="T60">jous</text:span><text:span text:style-name="T54"><text:tab/><text:tab/></text:span><text:span text:style-name="T60">21</text:span><text:span text:style-name="T54">/0</text:span><text:span text:style-name="T55">3</text:span><text:span text:style-name="T54">/24</text:span></text:p>
      <text:p text:style-name="P231">Comentem informe pràctica cub.</text:p>
      <text:p text:style-name="P231"/>
      <text:p text:style-name="P2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3-22T11:31:25.895904085</dc:date>
    <meta:editing-duration>PT1H7M1S</meta:editing-duration>
    <meta:editing-cycles>92</meta:editing-cycles>
    <meta:document-statistic meta:table-count="0" meta:image-count="0" meta:object-count="0" meta:page-count="9" meta:paragraph-count="264" meta:word-count="1264" meta:character-count="8915" meta:non-whitespace-character-count="7860"/>
  </office:meta>
</office:document-meta>
</file>